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mFileRandomAccessContent.writeIn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mFileRandomAccessContent.toBytes( long n ,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amFileRandomAccessContent.readU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RandomAccessContent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writeShor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mFileRandomAccessContent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RandomAccessContent.writeDouble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toUnsignedShort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writeLong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read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writeByt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writeChars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mFileRandomAccessContent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read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RandomAccessContent.readFully( byte [ ] b , int off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amFileRandomAccessContent.writeFloat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readFully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read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amFileRandomAccessConten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readUnsignedBy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amFileRandomAccessContent.rea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read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mFileRandomAccessContent.rea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skipBytes( int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amFileRandomAccessContent.read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toLong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mFileRandomAccessContent.RamFileRandomAccessContent( RamFileObject file , RandomAccessMode 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amFileRandomAccessContent.writeBoolean( boolean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writeByte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writeUTF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amFileRandomAccessContent.readUnsigne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RandomAccessContent.read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mFileRandomAccessContent.read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RandomAccessContent.getLef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write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amFileRandomAccessContent.read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writeChar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mFileRandomAccessContent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amFileRandomAccessConten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RandomAccessContent.rea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RandomAccessContent.toShort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